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68.1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6.53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59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cc" fo:font-size="10pt" style:font-size-asian="10pt" style:font-size-complex="10pt"/>
    </style:style>
    <style:style style:name="T3" style:family="text">
      <style:text-properties fo:color="#ff00cc" fo:font-weight="bold" style:font-weight-asian="bold" style:font-weight-complex="bold"/>
    </style:style>
    <style:style style:name="T4" style:family="text">
      <style:text-properties style:font-name-asian="WenQuanYi Micro Hei" style:font-name-complex="Lohit Devanagari"/>
    </style:style>
    <style:style style:name="T5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7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AS IST JETZT GANZ ANDERS!</text:p>
            <text:p/>
            <text:p>D<text:span text:style-name="T1">as Image basiert nun auf Alpine und php, php-fpm (über Port 9000)</text:span></text:p>
            <text:p><text:span text:style-name="T1">Der Rest zum Ausprobieren passt noch ganz gut.</text:span></text:p>
            <text:p><text:span text:style-name="T1">Trotzdem anpassen an die Doku.</text:span></text:p>
            <text:p><text:span text:style-name="T1"/></text:p>
            <text:p><text:span text:style-name="T2">docker build -t myng -f Dockerfile.fromAlpineLocalNGINX .</text:span></text:p>
            <text:p><text:span text:style-name="T1">docker run -d -p 8080:80 --name webserver myng</text:span></text:p>
            <text:p><text:span text:style-name="T1">docker stats</text:span></text:p>
            <text:p><text:span text:style-name="T1">docker ps</text:span></text:p>
            <text:p><text:span text:style-name="T1"/></text:p>
            <text:p><text:span text:style-name="T2">for   i   in   0 1 2 3 4 5 6 7 8 9 ; do docker run -d --name webs$i -p 808$i:80 myng ; done</text:span></text:p>
            <text:p><text:span text:style-name="T1"/></text:p>
            <text:p><text:span text:style-name="T1">curl  localhost:8083 &gt; /dev/null</text:span></text:p>
            <text:p><text:span text:style-name="T1">docker ps ; lxterminal --geometry=132x13 --command=“docker stats“</text:span></text:p>
            <text:p><text:span text:style-name="T2">for   i   in   0 1 2 3 4 5 6 7 8 9 ; do sh -c "curl -s http://localhost:808$i/mandel.php -o /dev/null &amp;" ; done</text:span></text:p>
            <text:p><text:span text:style-name="T1"/>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text:span text:style-name="T3">Klären: Wo müsssen HTML-Files hin, Config-Files und PHP-Files???</text:span>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" office:value-type="string" calcext:value-type="string">
            <text:p><text:span text:style-name="T4">Aufbau nginx-Container:</text:span></text:p>
            <text:p><text:span text:style-name="T4">docker build -f Dockerfile.nginx -t mandel . ; docker run -dp 8080:80 --rm --name mbr0docker  --link fpm:phpfpm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lternativ mit separatem, privaten Netzwerk:</text:p>
            <text:p>docker network create meinNetz</text:p>
            <text:p><text:span text:style-name="T5">docker run -d --name fpm --network meinNetz --network-alias phpfpm fpmimage</text:span></text:p>
            <text:p><text:span text:style-name="T5">docker run -dp 8080:80 --name mbr0 --network meinNetz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5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10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.00.0000</text:date>, <text:time style:data-style-name="N2" text:time-value="18:43:06.4726302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10-04T22:03:56.424696974</dc:date>
    <meta:editing-duration>P1DT15H49M31S</meta:editing-duration>
    <meta:editing-cycles>51</meta:editing-cycles>
    <meta:generator>LibreOffice/5.1.6.2$Linux_X86_64 LibreOffice_project/10m0$Build-2</meta:generator>
    <dc:creator>Lutz Eichler</dc:creator>
    <meta:document-statistic meta:table-count="1" meta:cell-count="102" meta:object-count="0"/>
  </office:meta>
</office:document-meta>
</file>